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_score</text:p>
          </table:table-cell>
          <table:table-cell table:style-name="ce1" office:value-type="string" calcext:value-type="string">
            <text:p>error <text:s/>rate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z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nn</text:p>
          </table:table-cell>
          <table:table-cell table:style-name="ce2" office:value-type="float" office:value="0.9970845" calcext:value-type="float">
            <text:p>0.997084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94898" calcext:value-type="float">
            <text:p>0.994898</text:p>
          </table:table-cell>
          <table:table-cell table:style-name="ce2" office:value-type="float" office:value="0.9974425" calcext:value-type="float">
            <text:p>0.9974425</text:p>
          </table:table-cell>
          <table:table-cell table:formula="of:= 1 - [.B3]" office:value-type="float" office:value="0.00291550000000007" calcext:value-type="float">
            <text:p>0.00291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yes</text:p>
          </table:table-cell>
          <table:table-cell office:value-type="float" office:value="0.8921283" calcext:value-type="float">
            <text:p>0.8921283</text:p>
          </table:table-cell>
          <table:table-cell office:value-type="float" office:value="0.8663594" calcext:value-type="float">
            <text:p>0.8663594</text:p>
          </table:table-cell>
          <table:table-cell office:value-type="float" office:value="0.9591837" calcext:value-type="float">
            <text:p>0.9591837</text:p>
          </table:table-cell>
          <table:table-cell office:value-type="float" office:value="0.9104116" calcext:value-type="float">
            <text:p>0.9104116</text:p>
          </table:table-cell>
          <table:table-cell table:formula="of:= 1 - [.B4]" office:value-type="float" office:value="0.1078717" calcext:value-type="float">
            <text:p>0.10787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</text:p>
          </table:table-cell>
          <table:table-cell office:value-type="float" office:value="0.9854227" calcext:value-type="float">
            <text:p>0.9854227</text:p>
          </table:table-cell>
          <table:table-cell office:value-type="float" office:value="0.9751244" calcext:value-type="float">
            <text:p>0.975124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874055" calcext:value-type="float">
            <text:p>0.9874055</text:p>
          </table:table-cell>
          <table:table-cell table:formula="of:= 1 - [.B5]" office:value-type="float" office:value="0.0145773" calcext:value-type="float">
            <text:p>0.01457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stic_reg</text:p>
          </table:table-cell>
          <table:table-cell office:value-type="float" office:value="0.973607" calcext:value-type="float">
            <text:p>0.973607</text:p>
          </table:table-cell>
          <table:table-cell office:value-type="float" office:value="0.9744898" calcext:value-type="float">
            <text:p>0.9744898</text:p>
          </table:table-cell>
          <table:table-cell office:value-type="float" office:value="0.9794872" calcext:value-type="float">
            <text:p>0.9794872</text:p>
          </table:table-cell>
          <table:table-cell office:value-type="float" office:value="0.9769821" calcext:value-type="float">
            <text:p>0.9769821</text:p>
          </table:table-cell>
          <table:table-cell table:formula="of:= 1 - [.B6]" office:value-type="float" office:value="0.026393" calcext:value-type="float">
            <text:p>0.02639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bs:</text:p>
          </table:table-cell>
          <table:table-cell office:value-type="string" calcext:value-type="string">
            <text:p>Penalty = 0 e K = 5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6:59:24.409316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3:33:37.268389696</meta:creation-date>
    <dc:date>2021-01-20T18:00:39.016240613</dc:date>
    <meta:editing-duration>PT1H5M18S</meta:editing-duration>
    <meta:editing-cycles>17</meta:editing-cycles>
    <meta:generator>LibreOffice/6.4.7.2$Linux_X86_64 LibreOffice_project/40$Build-2</meta:generator>
    <meta:document-statistic meta:table-count="1" meta:cell-count="33" meta:object-count="0"/>
  </office:meta>
</office:document-meta>
</file>